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2a575" officeooo:paragraph-rsid="0022a575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270f3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23a5b1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paragraph-rsid="0023a5b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9c164" officeooo:paragraph-rsid="002ce6b2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7" style:family="paragraph" style:parent-style-name="Table_20_Contents" style:list-style-name="L1">
      <style:text-properties style:font-name="Liberation Sans" fo:font-size="12pt" fo:font-weight="normal" officeooo:rsid="0023a5b1" officeooo:paragraph-rsid="0023a5b1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text-properties style:font-name="Liberation Sans" fo:font-size="12pt" fo:font-weight="normal" officeooo:paragraph-rsid="00257de2" style:font-size-asian="12pt" style:font-weight-asian="normal" style:font-size-complex="12pt" style:font-weight-complex="normal"/>
    </style:style>
    <style:style style:name="P29" style:family="paragraph" style:parent-style-name="Table_20_Contents" style:list-style-name="L2">
      <style:text-properties style:font-name="Liberation Sans" fo:font-size="12pt" fo:font-weight="normal" officeooo:rsid="00220ae6" officeooo:paragraph-rsid="00257de2" style:font-size-asian="12pt" style:font-weight-asian="normal" style:font-size-complex="12pt" style:font-weight-complex="normal"/>
    </style:style>
    <style:style style:name="P30" style:family="paragraph" style:parent-style-name="Table_20_Contents" style:list-style-name="L3">
      <style:text-properties style:font-name="Liberation Sans" fo:font-size="12pt" fo:font-weight="normal" officeooo:rsid="0028f2b0" officeooo:paragraph-rsid="0028f2b0" style:font-size-asian="12pt" style:font-weight-asian="normal" style:font-size-complex="12pt" style:font-weight-complex="normal"/>
    </style:style>
    <style:style style:name="P31" style:family="paragraph" style:parent-style-name="Table_20_Contents" style:list-style-name="L3">
      <style:text-properties style:font-name="Liberation Sans" fo:font-size="12pt" fo:font-weight="normal" officeooo:rsid="002ce6b2" officeooo:paragraph-rsid="002ce6b2" style:font-size-asian="12pt" style:font-weight-asian="normal" style:font-size-complex="12pt" style:font-weight-complex="normal"/>
    </style:style>
    <style:style style:name="P32" style:family="paragraph" style:parent-style-name="Table_20_Contents" style:list-style-name="L3">
      <style:text-properties style:font-name="Liberation Sans" fo:font-size="12pt" fo:font-weight="normal" officeooo:rsid="0029c164" officeooo:paragraph-rsid="0029c16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8f2b0" officeooo:paragraph-rsid="0028f2b0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2a575"/>
    </style:style>
    <style:style style:name="T5" style:family="text">
      <style:text-properties officeooo:rsid="002ae730"/>
    </style:style>
    <style:style style:name="T6" style:family="text">
      <style:text-properties officeooo:rsid="001b67bf"/>
    </style:style>
    <style:style style:name="T7" style:family="text">
      <style:text-properties officeooo:rsid="0019ad9a"/>
    </style:style>
    <style:style style:name="T8" style:family="text">
      <style:text-properties officeooo:rsid="002a5fab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30e8f9"/>
    </style:style>
    <style:style style:name="T12" style:family="text">
      <style:text-properties officeooo:rsid="002c3f31"/>
    </style:style>
    <style:style style:name="T13" style:family="text">
      <style:text-properties officeooo:rsid="002b73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8"><text:span text:style-name="T1">Nome do caso de uso: </text:span><text:span text:style-name="T2">UC - </text:span><text:span text:style-name="T3">00</text:span><text:span text:style-name="T4">3</text:span></text:p>
          </table:table-cell>
          <table:covered-table-cell/>
        </table:table-row>
        <table:table-row>
          <table:table-cell table:style-name="Tabela1.A2" office:value-type="string">
            <text:p text:style-name="P19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9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5">Descrição</text:p>
          </table:table-cell>
          <table:table-cell table:style-name="Tabela1.B2" office:value-type="string">
            <text:p text:style-name="P4">Cadastrar animal</text:p>
          </table:table-cell>
        </table:table-row>
        <table:table-row>
          <table:table-cell table:style-name="Tabela1.A2" office:value-type="string">
            <text:p text:style-name="P20">Pré-condição</text:p>
          </table:table-cell>
          <table:table-cell table:style-name="Tabela1.B2" office:value-type="string">
            <text:p text:style-name="P5"/>
            <text:list text:style-name="L1">
              <text:list-item>
                <text:p text:style-name="P27">Cliente cadastr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20">Pós-condição</text:p>
          </table:table-cell>
          <table:table-cell table:style-name="Tabela1.B2" office:value-type="string">
            <text:p text:style-name="P7">Exibir os dados cadastrados <text:span text:style-name="T6">na pesquisa.</text:span></text:p>
          </table:table-cell>
        </table:table-row>
        <table:table-row table:style-name="Tabela1.7">
          <table:table-cell table:style-name="Tabela1.A7" office:value-type="string">
            <text:p text:style-name="P21">Entradas</text:p>
          </table:table-cell>
          <table:table-cell table:style-name="Tabela1.B7" office:value-type="string">
            <text:p text:style-name="P8"/>
            <text:p text:style-name="P10"><text:span text:style-name="T7">TEXTO - </text:span><text:span text:style-name="T8">Nome</text:span></text:p>
            <text:p text:style-name="P11"><text:span text:style-name="T8">SELETOR</text:span><text:span text:style-name="T7"> - </text:span><text:span text:style-name="T8">Sexo</text:span></text:p>
            <text:p text:style-name="P12"><text:span text:style-name="T12">DATA</text:span><text:span text:style-name="T7"> - </text:span><text:span text:style-name="T8">Data de nascimento</text:span></text:p>
            <text:p text:style-name="P12"><text:span text:style-name="T7">TEXTO - </text:span><text:span text:style-name="T8">Peso KG</text:span></text:p>
            <text:p text:style-name="P12"><text:span text:style-name="T13">SELETOR</text:span><text:span text:style-name="T7"> - </text:span><text:span text:style-name="T8">Espécie</text:span></text:p>
            <text:p text:style-name="P12"><text:span text:style-name="T7">TEXTO - </text:span><text:span text:style-name="T8">Raça</text:span></text:p>
            <text:p text:style-name="P12"><text:span text:style-name="T7">TEXTO - </text:span><text:span text:style-name="T8">Características</text:span></text:p>
            <text:p text:style-name="P12"><text:span text:style-name="T8">SELETOR</text:span><text:span text:style-name="T7"> - </text:span><text:span text:style-name="T8">Cliente/dono</text:span></text:p>
            <text:p text:style-name="P9"/>
          </table:table-cell>
        </table:table-row>
        <table:table-row>
          <table:table-cell table:style-name="Tabela1.A2" office:value-type="string">
            <text:p text:style-name="P22">Prioridade</text:p>
          </table:table-cell>
          <table:table-cell table:style-name="Tabela1.B2" office:value-type="string">
            <text:p text:style-name="P13">Excencial</text:p>
          </table:table-cell>
        </table:table-row>
        <table:table-row>
          <table:table-cell table:style-name="Tabela1.A9" table:number-columns-spanned="2" office:value-type="string">
            <text:p text:style-name="P26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3">Fluxo principal</text:p>
          </table:table-cell>
          <table:table-cell table:style-name="Tabela1.B7" office:value-type="string">
            <text:list text:style-name="L2">
              <text:list-item>
                <text:p text:style-name="P28"><text:span text:style-name="T9">Preencher</text:span><text:span text:style-name="T10"> </text:span><text:span text:style-name="T9">os dados</text:span></text:p>
              </text:list-item>
              <text:list-item>
                <text:p text:style-name="P29"><text:span text:style-name="T5">Clicar em s</text:span>alv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3">Fluxo secundário</text:p>
          </table:table-cell>
          <table:table-cell table:style-name="Tabela1.B7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4">Regras</text:p>
          </table:table-cell>
          <table:table-cell table:style-name="Tabela1.B12" office:value-type="string">
            <text:p text:style-name="P15"/>
            <text:p text:style-name="P33">Preencher dados obrigatórios</text:p>
            <text:p text:style-name="P15"/>
            <text:list text:style-name="L3">
              <text:list-item>
                <text:p text:style-name="P30">Nome do animal</text:p>
              </text:list-item>
              <text:list-item>
                <text:p text:style-name="P30">Espécie do animal</text:p>
              </text:list-item>
              <text:list-item>
                <text:p text:style-name="P31">Raça do animal</text:p>
              </text:list-item>
              <text:list-item>
                <text:p text:style-name="P32">Nome do cliente</text:p>
              </text:list-item>
            </text:list>
            <text:p text:style-name="P16"/>
          </table:table-cell>
        </table:table-row>
        <table:table-row>
          <table:table-cell table:style-name="Tabela1.A13" office:value-type="string">
            <text:p text:style-name="P23">Versão</text:p>
          </table:table-cell>
          <table:table-cell table:style-name="Tabela1.B13" office:value-type="string">
            <text:p text:style-name="P17"><text:span text:style-name="T11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0M12S</meta:editing-duration>
    <meta:editing-cycles>41</meta:editing-cycles>
    <meta:generator>LibreOffice/7.4.2.3$Windows_X86_64 LibreOffice_project/382eef1f22670f7f4118c8c2dd222ec7ad009daf</meta:generator>
    <dc:date>2022-10-13T10:36:21.820000000</dc:date>
    <meta:document-statistic meta:table-count="1" meta:image-count="0" meta:object-count="0" meta:page-count="1" meta:paragraph-count="34" meta:word-count="94" meta:character-count="543" meta:non-whitespace-character-count="490"/>
  </office:meta>
</office:document-meta>
</file>